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a6744" officeooo:paragraph-rsid="000a6744"/>
    </style:style>
    <style:style style:name="P2" style:family="paragraph" style:parent-style-name="Standard">
      <style:text-properties officeooo:paragraph-rsid="000a6744"/>
    </style:style>
    <style:style style:name="P3" style:family="paragraph" style:parent-style-name="Text_20_body">
      <style:text-properties officeooo:paragraph-rsid="000a6744"/>
    </style:style>
    <style:style style:name="P4" style:family="paragraph" style:parent-style-name="Text_20_body">
      <style:text-properties officeooo:rsid="000a6744" officeooo:paragraph-rsid="000a6744"/>
    </style:style>
    <style:style style:name="P5" style:family="paragraph" style:parent-style-name="Text_20_body">
      <style:text-properties fo:font-weight="bold" officeooo:rsid="000a6744" officeooo:paragraph-rsid="000a6744" style:font-weight-asian="bold" style:font-weight-complex="bold"/>
    </style:style>
    <style:style style:name="P6" style:family="paragraph" style:parent-style-name="code">
      <style:text-properties officeooo:rsid="000a6744" officeooo:paragraph-rsid="000a6744"/>
    </style:style>
    <style:style style:name="P7" style:family="paragraph" style:parent-style-name="code">
      <style:text-properties fo:color="#3f7f5f" officeooo:paragraph-rsid="000aa8c3"/>
    </style:style>
    <style:style style:name="P8" style:family="paragraph" style:parent-style-name="code">
      <style:text-properties fo:color="#000000" fo:font-weight="bold" officeooo:paragraph-rsid="000aa8c3" style:font-weight-asian="bold" style:font-weight-complex="bold"/>
    </style:style>
    <style:style style:name="P9" style:family="paragraph" style:parent-style-name="code">
      <style:text-properties fo:color="#000000" officeooo:paragraph-rsid="000aa8c3"/>
    </style:style>
    <style:style style:name="P10" style:family="paragraph" style:parent-style-name="code">
      <style:text-properties officeooo:paragraph-rsid="000aa8c3"/>
    </style:style>
    <style:style style:name="P11" style:family="paragraph" style:parent-style-name="Standard">
      <style:text-properties officeooo:paragraph-rsid="000aa8c3"/>
    </style:style>
    <style:style style:name="P12" style:family="paragraph" style:parent-style-name="Text_20_body" style:list-style-name="L1">
      <style:text-properties officeooo:rsid="00182815" officeooo:paragraph-rsid="000aa8c3"/>
    </style:style>
    <style:style style:name="P13" style:family="paragraph" style:parent-style-name="Text_20_body">
      <style:text-properties officeooo:rsid="00182815" officeooo:paragraph-rsid="000aa8c3"/>
    </style:style>
    <style:style style:name="P14" style:family="paragraph" style:parent-style-name="Text_20_body">
      <style:text-properties officeooo:paragraph-rsid="000aa8c3"/>
    </style:style>
    <style:style style:name="P15" style:family="paragraph" style:parent-style-name="Heading_20_2">
      <style:text-properties officeooo:paragraph-rsid="000aa8c3"/>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fo:font-style="normal" style:font-style-asian="normal" style:font-style-complex="normal"/>
    </style:style>
    <style:style style:name="T2" style:family="text">
      <style:text-properties fo:font-style="normal" officeooo:rsid="00182815" style:font-style-asian="normal" style:font-style-complex="normal"/>
    </style:style>
    <style:style style:name="T3" style:family="text">
      <style:text-properties fo:font-weight="bold" style:font-weight-asian="bold" style:font-weight-complex="bold"/>
    </style:style>
    <style:style style:name="T4" style:family="text">
      <style:text-properties fo:font-weight="bold" officeooo:rsid="00182815" style:font-weight-asian="bold" style:font-weight-complex="bold"/>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officeooo:rsid="0009eebf"/>
    </style:style>
    <style:style style:name="T7" style:family="text">
      <style:text-properties officeooo:rsid="000a6744"/>
    </style:style>
    <style:style style:name="T8" style:family="text">
      <style:text-properties officeooo:rsid="00182815"/>
    </style:style>
    <style:style style:name="T9" style:family="text">
      <style:text-properties fo:color="#7f0055" fo:font-weight="bold" style:font-weight-asian="bold" style:font-weight-complex="bold"/>
    </style:style>
    <style:style style:name="T10" style:family="text">
      <style:text-properties fo:color="#7f0055" fo:font-weight="bold" officeooo:rsid="00182815" style:font-weight-asian="bold" style:font-weight-complex="bold"/>
    </style:style>
    <style:style style:name="T11" style:family="text">
      <style:text-properties fo:color="#000000"/>
    </style:style>
    <style:style style:name="T12" style:family="text">
      <style:text-properties fo:color="#000000" fo:font-weight="bold" style:font-weight-asian="bold" style:font-weight-complex="bold"/>
    </style:style>
    <style:style style:name="T13" style:family="text">
      <style:text-properties fo:color="#2a00ff"/>
    </style:style>
    <style:style style:name="T14" style:family="text">
      <style:text-properties fo:background-color="#ffff00"/>
    </style:style>
    <style:style style:name="T15" style:family="text">
      <style:text-properties officeooo:rsid="00182815" fo:background-color="#ffff00"/>
    </style:style>
    <style:style style:name="T16" style:family="text">
      <style:text-properties fo:color="#642880" fo:font-weight="bold" style:font-weight-asian="bold" style:font-weight-complex="bold"/>
    </style:style>
    <style:style style:name="Sect1" style:family="section">
      <style:section-properties fo:background-color="#ffff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index-source-styles text:outline-level="1">
            <text:index-source-style text:style-name="Heading_20_1"/>
            <text:index-source-style text:style-name="Heading_20_2"/>
            <text:index-source-style text:style-name="Heading_20_3"/>
          </text:index-source-styles>
          <text:index-source-styles text:outline-level="2">
            <text:index-source-style text:style-name="aufgabe_5f_überschrift"/>
          </text:index-source-styles>
        </text:table-of-content-source>
        <text:index-body>
          <text:index-title text:style-name="Sect2" text:name="Inhaltsverzeichnis1_Head">
            <text:p text:style-name="Contents_20_Heading">Inhaltsverzeichnis</text:p>
          </text:index-title>
          <text:p text:style-name="P16"><text:a xlink:type="simple" xlink:href="#__RefHeading__3153_591435949" text:style-name="Internet_20_link" text:visited-style-name="Internet_20_link">1. </text:a>Zeiger<text:tab/>1</text:p>
          <text:p text:style-name="P17"><text:a xlink:type="simple" xlink:href="#__RefHeading__3155_591435949" text:style-name="Internet_20_link" text:visited-style-name="Internet_20_link">1.1. </text:a>Aufgabe: strcatdyn<text:tab/>1</text:p>
          <text:p text:style-name="P17"><text:a xlink:type="simple" xlink:href="#__RefHeading__1448_1366228486" text:style-name="Internet_20_link" text:visited-style-name="Internet_20_link">1.2. </text:a>Aufgabe: strInstr<text:tab/>1</text:p>
          <text:p text:style-name="P17"><text:a xlink:type="simple" xlink:href="#__RefHeading__10649_1097133980" text:style-name="Internet_20_link" text:visited-style-name="Internet_20_link">1.3. </text:a>Aufgabe: argc-complex<text:tab/>1</text:p>
          <text:p text:style-name="P17"><text:a xlink:type="simple" xlink:href="#__RefHeading__348_1376054895" text:style-name="Internet_20_link" text:visited-style-name="Internet_20_link">1.4. </text:a>Fragen<text:tab/>2</text:p>
        </text:index-body>
      </text:table-of-content>
      <text:h text:style-name="Heading_20_1" text:outline-level="1" text:restart-numbering="true" text:start-value="-1"><text:bookmark-start text:name="__RefHeading__3153_591435949"/>Zeiger<text:bookmark-end text:name="__RefHeading__3153_591435949"/></text:h>
      <text:p text:style-name="P2"><text:span text:style-name="T3">Lerninhalte</text:span>: </text:p>
      <text:p text:style-name="P2">Arbeit<text:span text:style-name="T7">en</text:span> mit <text:span text:style-name="T7">Adressvariablen, Strings/</text:span>Zeichenketten, <text:span text:style-name="T7">Argumenten aus der Kommandozeile</text:span>.</text:p>
      <text:p text:style-name="P2"><text:span text:style-name="Citation"><text:span text:style-name="T1"/></text:span></text:p>
      <text:h text:style-name="Heading_20_2" text:outline-level="2"><text:bookmark-start text:name="__RefHeading__3155_591435949"/>Aufgabe: strcatdyn<text:bookmark-end text:name="__RefHeading__3155_591435949"/></text:h>
      <text:p text:style-name="Standard">Schreiben Sie eine <text:span text:style-name="T3">Funktion</text:span> mit dem Namen <text:span text:style-name="T3">strcatdyn()</text:span>, die die Zeiger auf zwei Zeichenketten entgegen nimmt. Die Funktion soll beide Zeichenketten hintereinander in einem von der Funktion dynamisch angelegten Speicherbereich kopieren und die Adresse auf den Beginn dieses Speicherbereichs zurückgeben. Im Fehlerfall soll ein Nullzeiger (NULL) zurück<text:span text:style-name="T6">ge</text:span>geben werden. </text:p>
      <text:p text:style-name="Standard">Die Verwendung von Stringfunktionen (siehe string.h) ist erlaubt.</text:p>
      <text:p text:style-name="Standard"/>
      <text:p text:style-name="code">char* strcatdyn(const char* str1, const char* str2);</text:p>
      <text:p text:style-name="Text_20_body"/>
      <text:p text:style-name="Text_20_body">Erstellen Sie ein Testprogramm.</text:p>
      <text:h text:style-name="Heading_20_2" text:outline-level="2"><text:bookmark-start text:name="__RefHeading__1448_1366228486"/>Aufgabe: <text:span text:style-name="T7">strInstr</text:span><text:bookmark-end text:name="__RefHeading__1448_1366228486"/></text:h>
      <text:p text:style-name="Standard">Schreiben Sie eine <text:span text:style-name="T5">Funktion</text:span>, die <text:span text:style-name="T7">in einem String (vgl. Heuhaufen) einen Teilstring (vgl. Nadel) sucht.</text:span></text:p>
      <text:p text:style-name="Standard"/>
      <text:p text:style-name="P6">char *strInstr(const char *haystack, const char *needle);</text:p>
      <text:p text:style-name="Standard"/>
      <text:p text:style-name="P1">Vergleiche: man strstr</text:p>
      <text:p text:style-name="P1"/>
      <text:p text:style-name="P1">The <text:s/>strInstr() <text:s/>function <text:s/>finds <text:s/>the first occurrence of the substring needle in the string haystack. <text:s/>The terminating null bytes ('\0') are not compared. </text:p>
      <text:p text:style-name="P1"/>
      <text:p text:style-name="P1">RETURN VALUE </text:p>
      <text:p text:style-name="P1">This function returns a pointer to the beginning of the substring, or NULL <text:s/>if <text:s/>the <text:s/>substring is not found. </text:p>
      <text:p text:style-name="Standard"/>
      <text:p text:style-name="P3">Erstellen Sie ein Testprogramm.</text:p>
      <text:p text:style-name="Standard"><text:span text:style-name="Citation"><text:span text:style-name="T1"/></text:span></text:p>
      <text:h text:style-name="P15" text:outline-level="2"><text:bookmark-start text:name="__RefHeading__10649_1097133980"/>Aufgabe: argc-complex <text:bookmark-end text:name="__RefHeading__10649_1097133980"/></text:h>
      <text:p text:style-name="P14"><text:a xlink:type="simple" xlink:href="http://en.wikipedia.org/wiki/Complex_number"><text:span text:style-name="T8">http://en.wikipedia.org/wiki/Complex_number</text:span></text:a><text:span text:style-name="T8"> (aufgerufen: 12.01.2015)</text:span></text:p>
      <text:p text:style-name="P14">Das zu erstellende Programm <text:span text:style-name="T3">argc-complex.</text:span><text:span text:style-name="T4">exe</text:span> soll auf folgende Weise aufgerufen werden: </text:p>
      <text:p text:style-name="P14">./argc-complex.exe "<text:span text:style-name="T8">5</text:span>.0+<text:span text:style-name="T8">6</text:span>.0i" + "-<text:span text:style-name="T8">3</text:span>.0+<text:span text:style-name="T8">4</text:span>.0i"</text:p>
      <text:p text:style-name="P14">folgende Operatoren sollen verwendet werden können: +, - , *, /</text:p>
      <text:p text:style-name="P14"/>
      <text:p text:style-name="P13">Beispiele:</text:p>
      <text:p text:style-name="P14"><text:soft-page-break/>./argc-complex.exe "<text:span text:style-name="T8">5</text:span>.0+<text:span text:style-name="T8">6</text:span>.0i" + "-<text:span text:style-name="T8">3</text:span>.0+<text:span text:style-name="T8">4</text:span>.0i"</text:p>
      <text:p text:style-name="P10"><text:span text:style-name="Citation"><text:span text:style-name="T1"><text:s/></text:span></text:span><text:span text:style-name="Citation"><text:span text:style-name="T2">a</text:span></text:span><text:span text:style-name="Citation"><text:span text:style-name="T1"> + </text:span></text:span><text:span text:style-name="Citation"><text:span text:style-name="T2">b</text:span></text:span><text:span text:style-name="Citation"><text:span text:style-name="T1"> <text:s text:c="7"/>= 2.0+10.0i</text:span></text:span></text:p>
      <text:p text:style-name="P14"/>
      <text:p text:style-name="P14">./argc-complex.exe "<text:span text:style-name="T8">5</text:span>.0+<text:span text:style-name="T8">6</text:span>.0i" - "-<text:span text:style-name="T8">3</text:span>.0+<text:span text:style-name="T8">4</text:span>.0i"</text:p>
      <text:p text:style-name="P10"><text:span text:style-name="Citation"><text:span text:style-name="T1"><text:s/>a - b <text:s text:c="7"/>= 8.0+2.0i</text:span></text:span></text:p>
      <text:p text:style-name="P11"><text:span text:style-name="Citation"><text:span text:style-name="T1"/></text:span></text:p>
      <text:p text:style-name="P14">./argc-complex.exe "<text:span text:style-name="T8">5</text:span>.0+<text:span text:style-name="T8">6</text:span>.0i" * "-<text:span text:style-name="T8">3</text:span>.0+<text:span text:style-name="T8">4</text:span>.0i"</text:p>
      <text:p text:style-name="P10"><text:span text:style-name="Citation"><text:span text:style-name="T1">a * b <text:s text:c="7"/>= -39.0+2.0i</text:span></text:span></text:p>
      <text:p text:style-name="P11"><text:span text:style-name="Citation"><text:span text:style-name="T1"/></text:span></text:p>
      <text:p text:style-name="P11"><text:span text:style-name="Citation"><text:span text:style-name="T1"/></text:span></text:p>
      <text:p text:style-name="P14">./argc-complex.exe "<text:span text:style-name="T8">5</text:span>.0+<text:span text:style-name="T8">6</text:span>.0i" / "-<text:span text:style-name="T8">3</text:span>.0+<text:span text:style-name="T8">4</text:span>.0i"</text:p>
      <text:p text:style-name="P10"><text:span text:style-name="Citation"><text:span text:style-name="T1"><text:s/>a / b <text:s text:c="7"/>= 0.36-1.52i</text:span></text:span></text:p>
      <text:p text:style-name="P14"><text:span text:style-name="Citation"><text:span text:style-name="T1"/></text:span></text:p>
      <text:p text:style-name="P11"/>
      <text:p text:style-name="P14">Beachte: Erstellen und verwenden Sie einen Modul namens complex (complex.c u. complex.h)</text:p>
      <text:p text:style-name="P13"><text:span text:style-name="T3">Abgabe</text:span>:</text:p>
      <text:list xml:id="list6334780811481654945" text:style-name="L1">
        <text:list-item>
          <text:p text:style-name="P12">argc-complex.c</text:p>
        </text:list-item>
        <text:list-item>
          <text:p text:style-name="P12">complex.c</text:p>
        </text:list-item>
        <text:list-item>
          <text:p text:style-name="P12">complex.h</text:p>
        </text:list-item>
      </text:list>
      <text:p text:style-name="P13"/>
      <text:p text:style-name="P13">Hinweis zum Einlesen:</text:p>
      <text:p text:style-name="P10"><text:span text:style-name="T9">#include</text:span><text:span text:style-name="T11"> </text:span><text:span text:style-name="T13">&lt;stdio.h&gt;</text:span></text:p>
      <text:p text:style-name="P10"><text:span text:style-name="T9">#include</text:span><text:span text:style-name="T11"> </text:span><text:span text:style-name="T13">&lt;stdlib.h&gt;</text:span></text:p>
      <text:p text:style-name="P10"><text:span text:style-name="T9">#include</text:span><text:span text:style-name="T11"> </text:span><text:span text:style-name="T13">&lt;string.h&gt;</text:span></text:p>
      <text:p text:style-name="P7"/>
      <text:p text:style-name="P10"><text:span text:style-name="T9">int</text:span><text:span text:style-name="T11"> </text:span><text:span text:style-name="T12">main</text:span><text:span text:style-name="T11">(</text:span><text:span text:style-name="T10">int argc, char* argv[]</text:span><text:span text:style-name="T11">) {</text:span></text:p>
      <text:p text:style-name="P10"><text:span text:style-name="T11"><text:tab/></text:span><text:span text:style-name="T9">double</text:span><text:span text:style-name="T11"> realTeil, imaginaerTeil;</text:span></text:p>
      <text:p text:style-name="P7"/>
      <text:p text:style-name="P10"/>
      <text:p text:style-name="P8"><text:tab/>sscanf(<text:span text:style-name="T15">argv[1]</text:span><text:span text:style-name="T14">, "%lf+%lfi", <text:s/>&amp;realTeil, &amp;imaginaerTei</text:span>);</text:p>
      <text:p text:style-name="P9"/>
      <text:p text:style-name="P10"><text:span text:style-name="T11"><text:tab/></text:span><text:span text:style-name="T16">printf</text:span><text:span text:style-name="T11">(</text:span><text:span text:style-name="T13">"\nRealteil= %.2lf"</text:span><text:span text:style-name="T11">, realTeil);</text:span></text:p>
      <text:p text:style-name="P10"><text:span text:style-name="T11"><text:tab/></text:span><text:span text:style-name="T16">printf</text:span><text:span text:style-name="T11">(</text:span><text:span text:style-name="T13">"\nImaginärteil= %.2lf"</text:span><text:span text:style-name="T11">, imaginaerTeil);</text:span></text:p>
      <text:p text:style-name="P10"><text:span text:style-name="T11"><text:tab/></text:span><text:span text:style-name="T16">printf</text:span><text:span text:style-name="T11">(</text:span><text:span text:style-name="T13">"\n\n"</text:span><text:span text:style-name="T11">);</text:span></text:p>
      <text:p text:style-name="P10"><text:span text:style-name="T11"><text:tab/></text:span><text:span text:style-name="T9">return</text:span><text:span text:style-name="T11"> EXIT_SUCCESS;</text:span></text:p>
      <text:p text:style-name="P10">}</text:p>
      <text:h text:style-name="Heading_20_2" text:outline-level="2"><text:bookmark-start text:name="__RefHeading__348_1376054895"/>Fragen<text:bookmark-end text:name="__RefHeading__348_1376054895"/></text:h>
      <text:p text:style-name="P4">richtig oder falsch </text:p>
      <text:p text:style-name="P5">a) argv[1] ist ein Zeiger auf den Programmnamen </text:p>
      <text:p text:style-name="P4"><text:s text:c="2"/>o richtig<text:tab/><text:tab/> o falsch </text:p>
      <text:p text:style-name="P5">b) argc enthält die Anzahl der Argumente. Der Programmname ist nicht dabei. </text:p>
      <text:p text:style-name="P4"><text:s text:c="2"/>o richtig<text:tab/><text:tab/> o falsch </text:p>
      <text:p text:style-name="P5">c) int* malloc(int) </text:p>
      <text:p text:style-name="P4"><text:s text:c="2"/>o richtig<text:tab/><text:tab/> o falsch </text:p>
      <text:p text:style-name="P5">d) char* strcmp(const char*, const char*) </text:p>
      <text:p text:style-name="P4"><text:soft-page-break/><text:s text:c="2"/>o richtig<text:tab/><text:tab/> o falsch </text:p>
      <text:p text:style-name="P5">e) void strdup(const char*) </text:p>
      <text:p text:style-name="P4"><text:s text:c="2"/>o richtig<text:tab/><text:tab/> o falsch </text:p>
      <text:p text:style-name="P5">f) int strlen(const char*) </text:p>
      <text:p text:style-name="P4"><text:s text:c="2"/>o richtig<text:tab/><text:tab/> o falsch </text:p>
      <text:p text:style-name="P5">g) char* strcpy(const char*, const char*) </text:p>
      <text:p text:style-name="P4"><text:s text:c="2"/>o richtig<text:tab/><text:tab/> o falsch </text:p>
      <text:p text:style-name="P5">h) char* p; double* d; ... d braucht mehr Speicher als p </text:p>
      <text:p text:style-name="P4"><text:s text:c="2"/>o richtig<text:tab/><text:tab/> o falsch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0pt"/>
    </style:style>
    <style:style style:name="Text_20_body" style:display-name="Text body" style:family="paragraph" style:parent-style-name="Standard" style:class="text">
      <style:paragraph-properties fo:margin-top="0cm" fo:margin-bottom="0.212cm" style:contextual-spacing="false"/>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drop-cap/>
      </style:paragraph-propertie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fo:padding="0cm" fo:border-left="none" fo:border-right="none" fo:border-top="none" fo:border-bottom="2.49pt solid #993366" style:shadow="none">
        <style:drop-cap/>
        <style:background-image/>
      </style:paragraph-properties>
      <style:text-properties style:font-name="Verdana1" fo:font-size="115%"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padding="0cm" fo:border-left="none" fo:border-right="none" fo:border-top="none" fo:border-bottom="0.99pt solid #993366"/>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51pt solid #993366" style:shadow="none"/>
      <style:text-properties fo:font-size="12pt" fo:font-weight="bold" style:font-size-asian="14pt" style:font-weight-asian="bold" style:font-size-complex="14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style:font-name-complex="Tahoma1"/>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er" style:family="paragraph" style:parent-style-name="Standard" style:class="extra">
      <style:paragraph-properties fo:background-color="transparent" fo:padding="0cm" fo:border-left="none" fo:border-right="none" fo:border-top="none" fo:border-bottom="0.06pt solid #000000" style:shadow="none" text:number-lines="false" text:line-number="0">
        <style:tab-stops>
          <style:tab-stop style:position="8.498cm" style:type="center"/>
          <style:tab-stop style:position="16.999cm" style:type="right"/>
        </style:tab-stops>
        <style:background-image/>
      </style:paragraph-properties>
      <style:text-properties fo:font-size="8pt"/>
    </style:style>
    <style:style style:name="Footer" style:family="paragraph" style:parent-style-name="Standard" style:class="extra">
      <style:paragraph-properties fo:padding="0cm" fo:border-left="none" fo:border-right="none" fo:border-top="0.06pt solid #000000" fo:border-bottom="none" style:shadow="none"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Verdana" fo:font-size="12pt" fo:font-style="italic" style:font-size-asian="12pt" style:font-style-asian="italic" style:font-name-complex="Tahoma1" style:font-size-complex="12pt" style:font-style-complex="italic"/>
    </style:style>
    <style:style style:name="Table" style:family="paragraph" style:parent-style-name="Caption" style:class="extra">
      <style:paragraph-properties fo:background-color="transparent" fo:padding="0.049cm" fo:border="0.06pt solid #000000" style:shadow="none">
        <style:background-image/>
      </style:paragraph-properties>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style:font-name-complex="Tahoma1"/>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fo:padding="0cm" fo:border-left="none" fo:border-right="none" fo:border-top="none" fo:border-bottom="2.49pt solid #993366" style:shadow="none" text:number-lines="false" text:line-number="0"/>
      <style:text-properties style:font-name="Verdana2" fo:font-size="14pt" fo:font-weight="normal"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margin-top="0.199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shadow="none">
        <style:tab-stops>
          <style:tab-stop style:position="16.999cm" style:type="right" style:leader-style="dotted" style:leader-text="."/>
        </style:tab-stops>
      </style:paragraph-properties>
      <style:text-properties fo:font-weight="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code" style:family="paragraph" style:class="text" style:master-page-name="">
      <style:paragraph-properties style:page-number="auto" fo:background-color="#ccffff" fo:padding="0.049cm" fo:border="0.06pt solid #993366" style:shadow="none">
        <style:background-image/>
      </style:paragraph-properties>
      <style:text-properties style:font-name="Courier New" fo:font-size="11pt"/>
    </style:style>
    <style:style style:name="aufgabe" style:family="paragraph" style:parent-style-name="Standard" style:class="text">
      <style:paragraph-properties fo:background-color="#ccffff" fo:padding="0.049cm" fo:border="0.06pt solid #993366" style:shadow="none">
        <style:background-image/>
      </style:paragraph-properties>
      <style:text-properties fo:font-size="10pt"/>
    </style:style>
    <style:style style:name="merke" style:family="paragraph" style:parent-style-name="aufgabe" style:next-style-name="Standard" style:class="text">
      <style:paragraph-properties fo:background-color="#ffffcc" style:shadow="none">
        <style:drop-cap/>
        <style:background-image/>
      </style:paragraph-properties>
    </style:style>
    <style:style style:name="Rechtsgrundlagenverzeichnis" style:family="paragraph" style:parent-style-name="Standard">
      <style:paragraph-properties fo:margin-top="0cm" fo:margin-bottom="0.423cm" style:contextual-spacing="false">
        <style:tab-stops>
          <style:tab-stop style:position="15.24cm" style:type="right" style:leader-style="dotted" style:leader-text="."/>
        </style:tab-stops>
      </style:paragraph-properties>
      <style:text-properties fo:font-size="10pt" style:font-size-asian="10pt"/>
    </style:style>
    <style:style style:name="bsp_5f_lsg_20_Char" style:display-name="bsp_lsg Char" style:family="paragraph" style:next-style-name="Text_20_body">
      <style:paragraph-properties fo:orphans="2" fo:widows="2" fo:background-color="#ffffff" fo:padding-left="0.141cm" fo:padding-right="0.141cm" fo:padding-top="0.035cm" fo:padding-bottom="0.035cm" fo:border="0.51pt solid #000000">
        <style:background-image/>
      </style:paragraph-properties>
      <style:text-properties style:use-window-font-color="true" style:font-name="Courier New1" fo:font-size="10pt" fo:letter-spacing="-0.018cm" fo:language="de" fo:country="DE" style:font-name-asian="Arial" style:font-size-asian="10pt" style:font-name-complex="Times New Roman" style:font-size-complex="10pt" style:language-complex="ar" style:country-complex="SA"/>
    </style:style>
    <style:style style:name="HTML_20_Vorformatiert" style:display-name="HTML Vorformatiert" style:family="paragraph" style:parent-style-name="Standard">
      <style:text-properties style:font-name="Courier New1" fo:font-size="10pt" style:font-size-asian="10pt" style:font-name-complex="Courier New1"/>
    </style:style>
    <style:style style:name="Standard_20__28_Web_29_" style:display-name="Standard (Web)" style:family="paragraph" style:parent-style-name="Standard" style:next-style-name="Standard">
      <style:text-properties style:font-size-complex="12pt"/>
    </style:style>
    <style:style style:name="Formatvorlage_20_Standard_20__28_Web_29__20__2b__20_Fett" style:display-name="Formatvorlage Standard (Web) + Fett" style:family="paragraph" style:parent-style-name="Standard_20__28_Web_29_">
      <style:text-properties style:font-name="Verdana3" fo:font-weight="bold" style:font-weight-asian="bold" style:font-weight-complex="bold"/>
    </style:style>
    <style:style style:name="Listennummer" style:family="paragraph" style:list-style-name="WW8StyleNum">
      <style:paragraph-properties fo:margin-left="1.27cm" fo:margin-right="0.635cm" fo:margin-top="0cm" fo:margin-bottom="0cm" style:contextual-spacing="false" fo:orphans="2" fo:widows="2" fo:text-indent="-0.635cm" style:auto-text-indent="false">
        <style:tab-stops/>
      </style:paragraph-properties>
      <style:text-properties style:use-window-font-color="true" style:font-name="Verdana3" fo:font-size="10pt" fo:letter-spacing="-0.009cm" fo:language="de" fo:country="DE" style:font-name-asian="Arial" style:font-size-asian="10pt" style:font-name-complex="Times New Roman" style:font-size-complex="10pt" style:language-complex="ar" style:country-complex="SA"/>
    </style:style>
    <style:style style:name="Listennummer_20_Ende" style:display-name="Listennummer Ende" style:family="paragraph" style:parent-style-name="Listennummer" style:next-style-name="Text_20_body" style:list-style-name="WW8StyleNum1">
      <style:paragraph-properties fo:margin-left="1.27cm" fo:margin-right="0cm" fo:margin-top="0cm" fo:margin-bottom="0cm" style:contextual-spacing="false" fo:text-align="start" style:justify-single-word="false" fo:text-indent="-0.635cm" style:auto-text-indent="false"/>
      <style:text-properties style:font-name="Times New Roman" fo:font-size="10pt" fo:letter-spacing="normal" style:font-size-asian="10pt"/>
    </style:style>
    <style:style style:name="aufgabe_5f_überschrift" style:display-name="aufgabe_überschrift" style:family="paragraph" style:parent-style-name="Heading_20_3" style:next-style-name="aufgabe" style:default-outline-level="" style:list-style-name="">
      <style:paragraph-properties fo:background-color="transparent" fo:padding="0cm" fo:border-left="none" fo:border-right="none" fo:border-top="none" fo:border-bottom="0.06pt solid #993366" style:shadow="none">
        <style:tab-stops/>
        <style:drop-cap/>
        <style:background-image/>
      </style:paragraph-properties>
      <style:text-properties fo:font-size="10pt" fo:font-weight="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2" style:font-name-asian="Courier New2" style:font-name-complex="Courier New2"/>
    </style:style>
    <style:style style:name="Example" style:family="text">
      <style:text-properties style:font-name="Courier New2" style:font-name-asian="Courier New2" style:font-name-complex="Courier New2"/>
    </style:style>
    <style:style style:name="Definition" style:family="text"/>
    <style:style style:name="Absatz-Standardschriftart" style:family="text">
      <style:text-properties fo:language="de" fo:country="DE"/>
    </style:style>
    <style:style style:name="HTML_20_Schreibmaschine" style:display-name="HTML Schreibmaschine" style:family="text" style:parent-style-name="Absatz-Standardschriftart">
      <style:text-properties style:font-name="Courier New1" fo:font-size="10pt" style:font-size-asian="10pt" style:font-size-complex="10pt"/>
    </style:style>
    <style:style style:name="merke_20_Char" style:display-name="merke Char" style:family="text" style:parent-style-name="Absatz-Standardschriftart">
      <style:text-properties style:font-name="Verdana3" fo:letter-spacing="-0.009cm" style:language-complex="ar" style:country-complex="SA"/>
    </style:style>
    <style:style style:name="WW8Num78z0" style:family="text">
      <style:text-properties style:font-name="Symbol"/>
    </style:style>
    <style:style style:name="WW8Num78z1" style:family="text">
      <style:text-properties style:font-name="Courier New1"/>
    </style:style>
    <style:style style:name="WW8Num78z2" style:family="text">
      <style:text-properties style:font-name="Wingdings"/>
    </style:style>
    <style:style style:name="WW8Num52z0" style:family="text">
      <style:text-properties style:font-name="Symbol" fo:font-size="10pt" style:font-size-asian="10pt"/>
    </style:style>
    <style:style style:name="WW8Num52z1" style:family="text">
      <style:text-properties style:font-name="Courier New1" fo:font-size="10pt" style:font-size-asian="10pt"/>
    </style:style>
    <style:style style:name="WW8Num52z2" style:family="text">
      <style:text-properties style:font-name="Wingdings" fo:font-size="10pt" style:font-size-asian="10pt"/>
    </style:style>
    <style:style style:name="WW8Num103z0" style:family="text">
      <style:text-properties style:font-name="Symbol" fo:font-size="10pt" style:font-size-asian="10pt"/>
    </style:style>
    <style:style style:name="WW8Num103z1" style:family="text">
      <style:text-properties style:font-name="Courier New1" fo:font-size="10pt" style:font-size-asian="10pt"/>
    </style:style>
    <style:style style:name="WW8Num103z2" style:family="text">
      <style:text-properties style:font-name="Wingdings" fo:font-size="10pt" style:font-size-asian="10pt"/>
    </style:style>
    <style:style style:name="WW8Num55z1" style:family="text">
      <style:text-properties style:font-name="Courier New1" fo:font-size="10pt" style:font-size-asian="10pt"/>
    </style:style>
    <style:style style:name="WW8Num48z0" style:family="text">
      <style:text-properties style:font-name="Symbol" fo:font-size="10pt" style:font-size-asian="10pt"/>
    </style:style>
    <style:style style:name="WW8Num48z1" style:family="text">
      <style:text-properties style:font-name="Courier New1" fo:font-size="10pt" style:font-size-asian="10pt"/>
    </style:style>
    <style:style style:name="WW8Num48z2" style:family="text">
      <style:text-properties style:font-name="Wingdings" fo:font-size="10pt" style:font-size-asian="10pt"/>
    </style:style>
    <style:style style:name="WW8Num104z0" style:family="text">
      <style:text-properties style:font-name="Symbol" fo:font-size="10pt" style:font-size-asian="10pt"/>
    </style:style>
    <style:style style:name="WW8Num104z1" style:family="text">
      <style:text-properties style:font-name="Courier New1" fo:font-size="10pt" style:font-size-asian="10pt"/>
    </style:style>
    <style:style style:name="WW8Num104z2" style:family="text">
      <style:text-properties style:font-name="Wingdings" fo:font-size="10pt" style:font-size-asian="10pt"/>
    </style:style>
    <style:style style:name="luecke" style:family="text">
      <style:text-properties style:text-line-through-style="none" style:text-underline-style="solid" style:text-underline-width="auto" style:text-underline-color="font-color" fo:font-weight="bold" fo:background-color="transparen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3">
        <style:list-level-properties text:min-label-distance="0.381cm"/>
      </text:outline-level-style>
      <text:outline-level-style text:level="5" style:num-format="1" text:display-levels="3">
        <style:list-level-properties text:min-label-distance="0.381cm"/>
      </text:outline-level-style>
      <text:outline-level-style text:level="6" style:num-format="1" text:display-levels="3">
        <style:list-level-properties text:min-label-distance="0.381cm"/>
      </text:outline-level-style>
      <text:outline-level-style text:level="7" style:num-format="1" text:display-levels="3">
        <style:list-level-properties text:min-label-distance="0.381cm"/>
      </text:outline-level-style>
      <text:outline-level-style text:level="8" style:num-format="1" text:display-levels="3">
        <style:list-level-properties text:min-label-distance="0.381cm"/>
      </text:outline-level-style>
      <text:outline-level-style text:level="9" style:num-format="1" text:display-levels="3">
        <style:list-level-properties text:min-label-distance="0.381cm"/>
      </text:outline-level-style>
      <text:outline-level-style text:level="10" style:num-format="1" text:display-levels="3">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distance="0.349cm"/>
      </text:list-level-style-number>
      <text:list-level-style-number text:level="2" text:style-name="Numbering_20_Symbols" style:num-prefix=" " style:num-suffix=" " style:num-format="1" text:display-levels="2">
        <style:list-level-properties text:min-label-distance="0.349cm"/>
      </text:list-level-style-number>
      <text:list-level-style-number text:level="3" text:style-name="Numbering_20_Symbols" style:num-prefix=" " style:num-suffix=" " style:num-format="1" text:display-levels="3">
        <style:list-level-properties text:min-label-distance="0.349cm"/>
      </text:list-level-style-number>
      <text:list-level-style-number text:level="4" text:style-name="Numbering_20_Symbols" style:num-prefix=" " style:num-suffix=" " style:num-format="1" text:display-levels="4">
        <style:list-level-properties text:min-label-distance="0.349cm"/>
      </text:list-level-style-number>
      <text:list-level-style-number text:level="5" text:style-name="Numbering_20_Symbols" style:num-prefix=" " style:num-suffix=" " style:num-format="1" text:display-levels="5">
        <style:list-level-properties text:min-label-distance="0.349cm"/>
      </text:list-level-style-number>
      <text:list-level-style-number text:level="6" text:style-name="Numbering_20_Symbols" style:num-prefix=" " style:num-suffix=" " style:num-format="1" text:display-levels="6">
        <style:list-level-properties text:min-label-distance="0.349cm"/>
      </text:list-level-style-number>
      <text:list-level-style-number text:level="7" text:style-name="Numbering_20_Symbols" style:num-prefix=" " style:num-suffix=" " style:num-format="1" text:display-levels="7">
        <style:list-level-properties text:min-label-distance="0.349cm"/>
      </text:list-level-style-number>
      <text:list-level-style-number text:level="8" text:style-name="Numbering_20_Symbols" style:num-prefix=" " style:num-suffix=" " style:num-format="1" text:display-levels="8">
        <style:list-level-properties text:min-label-distance="0.349cm"/>
      </text:list-level-style-number>
      <text:list-level-style-number text:level="9" text:style-name="Numbering_20_Symbols" style:num-prefix=" " style:num-suffix=" " style:num-format="1" text:display-levels="9">
        <style:list-level-properties text:min-label-distance="0.349cm"/>
      </text:list-level-style-number>
      <text:list-level-style-number text:level="10" text:style-name="Numbering_20_Symbols" style:num-prefix=" " style:num-suffix=" " style:num-format="1" text:display-levels="10">
        <style:list-level-properties text:min-label-distance="0.34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2"/>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2"/>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2"/>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2"/>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0.635cm" text:min-label-width="0.635cm"/>
        <style:text-properties style:font-name="Symbol"/>
      </text:list-level-style-bullet>
      <text:list-level-style-bullet text:level="2" text:style-name="WW8Num103z1" text:bullet-char="o">
        <style:list-level-properties text:space-before="1.905cm" text:min-label-width="0.635cm"/>
        <style:text-properties style:font-name="Courier New2"/>
      </text:list-level-style-bullet>
      <text:list-level-style-bullet text:level="3" text:style-name="WW8Num103z2" text:bullet-char="">
        <style:list-level-properties text:space-before="3.175cm" text:min-label-width="0.635cm"/>
        <style:text-properties style:font-name="Wingdings"/>
      </text:list-level-style-bullet>
      <text:list-level-style-bullet text:level="4" text:style-name="WW8Num103z2" text:bullet-char="">
        <style:list-level-properties text:space-before="4.445cm" text:min-label-width="0.635cm"/>
        <style:text-properties style:font-name="Wingdings"/>
      </text:list-level-style-bullet>
      <text:list-level-style-bullet text:level="5" text:style-name="WW8Num103z2" text:bullet-char="">
        <style:list-level-properties text:space-before="5.715cm" text:min-label-width="0.635cm"/>
        <style:text-properties style:font-name="Wingdings"/>
      </text:list-level-style-bullet>
      <text:list-level-style-bullet text:level="6" text:style-name="WW8Num103z2" text:bullet-char="">
        <style:list-level-properties text:space-before="6.985cm" text:min-label-width="0.635cm"/>
        <style:text-properties style:font-name="Wingdings"/>
      </text:list-level-style-bullet>
      <text:list-level-style-bullet text:level="7" text:style-name="WW8Num103z2" text:bullet-char="">
        <style:list-level-properties text:space-before="8.255cm" text:min-label-width="0.635cm"/>
        <style:text-properties style:font-name="Wingdings"/>
      </text:list-level-style-bullet>
      <text:list-level-style-bullet text:level="8" text:style-name="WW8Num103z2" text:bullet-char="">
        <style:list-level-properties text:space-before="9.525cm" text:min-label-width="0.635cm"/>
        <style:text-properties style:font-name="Wingdings"/>
      </text:list-level-style-bullet>
      <text:list-level-style-bullet text:level="9" text:style-name="WW8Num10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2"/>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2"/>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2" text:bullet-char="">
        <style:list-level-properties text:space-before="4.445cm" text:min-label-width="0.635cm"/>
        <style:text-properties style:font-name="Wingdings"/>
      </text:list-level-style-bullet>
      <text:list-level-style-bullet text:level="5" text:style-name="WW8Num48z2" text:bullet-char="">
        <style:list-level-properties text:space-before="5.715cm" text:min-label-width="0.635cm"/>
        <style:text-properties style:font-name="Wingdings"/>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2" text:bullet-char="">
        <style:list-level-properties text:space-before="8.255cm" text:min-label-width="0.635cm"/>
        <style:text-properties style:font-name="Wingdings"/>
      </text:list-level-style-bullet>
      <text:list-level-style-bullet text:level="8" text:style-name="WW8Num48z2" text:bullet-char="">
        <style:list-level-properties text:space-before="9.525cm" text:min-label-width="0.635cm"/>
        <style:text-properties style:font-name="Wingdings"/>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space-before="0.635cm" text:min-label-width="0.635cm"/>
        <style:text-properties style:font-name="Symbol"/>
      </text:list-level-style-bullet>
      <text:list-level-style-bullet text:level="2" text:style-name="WW8Num104z1" text:bullet-char="o">
        <style:list-level-properties text:space-before="1.905cm" text:min-label-width="0.635cm"/>
        <style:text-properties style:font-name="Courier New2"/>
      </text:list-level-style-bullet>
      <text:list-level-style-bullet text:level="3" text:style-name="WW8Num104z2" text:bullet-char="">
        <style:list-level-properties text:space-before="3.175cm" text:min-label-width="0.635cm"/>
        <style:text-properties style:font-name="Wingdings"/>
      </text:list-level-style-bullet>
      <text:list-level-style-bullet text:level="4" text:style-name="WW8Num104z2" text:bullet-char="">
        <style:list-level-properties text:space-before="4.445cm" text:min-label-width="0.635cm"/>
        <style:text-properties style:font-name="Wingdings"/>
      </text:list-level-style-bullet>
      <text:list-level-style-bullet text:level="5" text:style-name="WW8Num104z2" text:bullet-char="">
        <style:list-level-properties text:space-before="5.715cm" text:min-label-width="0.635cm"/>
        <style:text-properties style:font-name="Wingdings"/>
      </text:list-level-style-bullet>
      <text:list-level-style-bullet text:level="6" text:style-name="WW8Num104z2" text:bullet-char="">
        <style:list-level-properties text:space-before="6.985cm" text:min-label-width="0.635cm"/>
        <style:text-properties style:font-name="Wingdings"/>
      </text:list-level-style-bullet>
      <text:list-level-style-bullet text:level="7" text:style-name="WW8Num104z2" text:bullet-char="">
        <style:list-level-properties text:space-before="8.255cm" text:min-label-width="0.635cm"/>
        <style:text-properties style:font-name="Wingdings"/>
      </text:list-level-style-bullet>
      <text:list-level-style-bullet text:level="8" text:style-name="WW8Num104z2" text:bullet-char="">
        <style:list-level-properties text:space-before="9.525cm" text:min-label-width="0.635cm"/>
        <style:text-properties style:font-name="Wingdings"/>
      </text:list-level-style-bullet>
      <text:list-level-style-bullet text:level="9" text:style-name="WW8Num10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5cm" fo:margin-bottom="1.45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Header">Informatik<text:tab/><text:file-name text:display="name-and-extension">AB-01-C-ZEIGER-strcatdyn-strInstr-argcComplex-fragen.odt</text:file-name><text:tab/>Arbeitsunterlage</text:p>
      </style:header>
      <style:footer>
        <text:p text:style-name="Footer">Informatik<text:tab/><text:tab/><text:page-number text:select-page="current">3</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0.4$Linux_X86_64 LibreOffice_project/410m0$Build-4</meta:generator>
    <meta:creation-date>2013-02-08T22:35:52</meta:creation-date>
    <meta:editing-cycles>8</meta:editing-cycles>
    <meta:editing-duration>PT14H21M57S</meta:editing-duration>
    <dc:date>2015-01-12T21:32:25.851117773</dc:date>
    <dc:creator>hofmann </dc:creator>
    <meta:document-statistic meta:table-count="0" meta:image-count="0" meta:object-count="0" meta:page-count="3" meta:paragraph-count="73" meta:word-count="393" meta:character-count="2957" meta:non-whitespace-character-count="2537"/>
    <meta:user-defined meta:name="Info 1"/>
    <meta:user-defined meta:name="Info 2"/>
    <meta:user-defined meta:name="Info 3"/>
    <meta:user-defined meta:name="Info 4"/>
    <meta:template xlink:type="simple" xlink:actuate="onRequest" xlink:title="arbeitsunterlage" xlink:href="../../../../../../../home/informatik/.config/libreoffice/3/user/template/arbeitsunterlage.ott" meta:date="2013-02-08T22:35:51"/>
  </office:meta>
</office:document-meta>
</file>